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EXPRESSION (integ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in type
                                                                        <text:s text:c="4"/>
                                                                        <text:span text:style-name="T2">Enum</text:span>
                                                                    </text:h>
                                                                </text:list-item>
                                                            </text:list>
                                                        </text:list-item>
                                                    </text:list>
                                                </text:list-item>
                                            </text:list>
                                            <text:p text:style-name="Standard">Defines whether the <text:span text:style-name="backtick">Range min</text:span> will be given as a Literal or as an Expression.</text:p>,
                                            <text:list xml:id="list_Arc6" text:continue-numbering="true" text:continue-list="list_Arc5" text:style-name="Outline">
                                                <text:list-item>
                                                    <text:list>
                                                        <text:list-item>
                                                            <text:list>
                                                                <text:list-item>
                                                                    <text:h text:style-name="Heading_20_3" text:outline-level="3">
                                                                        Range max
                                                                        <text:s text:c="4"/>
                                                                        <text:span text:style-name="T2">EXPRESSION (integer)</text:span>
                                                                    </text:h>
                                                                </text:list-item>
                                                            </text:list>
                                                        </text:list-item>
                                                    </text:list>
                                                </text:list-item>
                                            </text:list>
                                            <text:p text:style-name="Standard">The maximum value that can be selected by the <text:span text:style-name="backtick">Value</text:span> property.</text:p>,
                                            <text:list xml:id="list_Arc7" text:continue-numbering="true" text:continue-list="list_Arc6" text:style-name="Outline">
                                                <text:list-item>
                                                    <text:list>
                                                        <text:list-item>
                                                            <text:list>
                                                                <text:list-item>
                                                                    <text:h text:style-name="Heading_20_3" text:outline-level="3">
                                                                        Range max type
                                                                        <text:s text:c="4"/>
                                                                        <text:span text:style-name="T2">Enum</text:span>
                                                                    </text:h>
                                                                </text:list-item>
                                                            </text:list>
                                                        </text:list-item>
                                                    </text:list>
                                                </text:list-item>
                                            </text:list>
                                            <text:p text:style-name="Standard">Defines whether the <text:span text:style-name="backtick">Range max</text:span> will be given as a Literal or as an Expression.</text:p>,
                                            <text:list xml:id="list_Arc8" text:continue-numbering="true" text:continue-list="list_Arc7"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9" text:continue-numbering="true" text:continue-list="list_Arc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10" text:continue-numbering="true" text:continue-list="list_Arc9"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11" text:continue-numbering="true" text:continue-list="list_Arc10"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2" text:continue-numbering="true" text:continue-list="list_Arc11"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3"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4" text:continue-numbering="true" text:continue-list="list_Arc12"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An offset to the 0 degree posi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5" text:continue-numbering="true" text:continue-list="list_Arc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Arc16" text:continue-numbering="true" text:continue-list="list_Arc15"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Arc17" text:continue-numbering="true" text:continue-list="list_Arc16"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Arc18"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9" text:continue-numbering="true" text:continue-list="list_Arc1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20" text:continue-numbering="true" text:continue-list="list_Arc1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rc21" text:continue-numbering="true" text:continue-list="list_Arc2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22" text:continue-numbering="true" text:continue-list="list_Arc2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2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24" text:continue-numbering="true" text:continue-list="list_Arc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25" text:continue-numbering="true" text:continue-list="list_Arc2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2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27" text:continue-numbering="true" text:continue-list="list_Arc2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28" text:continue-numbering="true" text:continue-list="list_Arc2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2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30" text:continue-numbering="true" text:continue-list="list_Arc2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31" text:continue-numbering="true" text:continue-list="list_Arc3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3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Arc33" text:continue-numbering="true" text:continue-list="list_Arc3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rc34" text:continue-numbering="true" text:continue-list="list_Arc3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35" text:continue-numbering="true" text:continue-list="list_Arc3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36" text:continue-numbering="true" text:continue-list="list_Arc3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37" text:continue-numbering="true" text:continue-list="list_Arc3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38" text:continue-numbering="true" text:continue-list="list_Arc3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39" text:continue-numbering="true" text:continue-list="list_Arc3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40" text:continue-numbering="true" text:continue-list="list_Arc3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41" text:continue-numbering="true" text:continue-list="list_Arc4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42" text:continue-numbering="true" text:continue-list="list_Arc4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43" text:continue-numbering="true" text:continue-list="list_Arc4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44" text:continue-numbering="true" text:continue-list="list_Arc4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45" text:continue-numbering="true" text:continue-list="list_Arc4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46" text:continue-numbering="true" text:continue-list="list_Arc4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47" text:continue-numbering="true" text:continue-list="list_Arc4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48" text:continue-numbering="true" text:continue-list="list_Arc4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49" text:continue-numbering="true" text:continue-list="list_Arc4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50" text:continue-numbering="true" text:continue-list="list_Arc4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51" text:continue-numbering="true" text:continue-list="list_Arc5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52" text:continue-numbering="true" text:continue-list="list_Arc5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53" text:continue-numbering="true" text:continue-list="list_Arc5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54" text:continue-numbering="true" text:continue-list="list_Arc5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55" text:continue-numbering="true" text:continue-list="list_Arc5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56" text:continue-numbering="true" text:continue-list="list_Arc5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57" text:continue-numbering="true" text:continue-list="list_Arc5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rc58" text:continue-numbering="true" text:continue-list="list_Arc5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rc5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rc60" text:continue-numbering="true" text:continue-list="list_Arc5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rc6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Arc62" text:continue-numbering="true" text:continue-list="list_Arc6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rc6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Arc64" text:continue-numbering="true" text:continue-list="list_Arc6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Arc6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66" text:continue-numbering="true" text:continue-list="list_Arc6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67" text:continue-numbering="true" text:continue-list="list_Arc6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68" text:continue-numbering="true" text:continue-list="list_Arc6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69" text:continue-numbering="true" text:continue-list="list_Arc6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70" text:continue-numbering="true" text:continue-list="list_Arc6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71" text:continue-numbering="true" text:continue-list="list_Arc7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Arc72" text:continue-numbering="true" text:continue-list="list_Arc7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73" text:continue-numbering="true" text:continue-list="list_Arc7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7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75" text:continue-numbering="true" text:continue-list="list_Arc7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76" text:continue-numbering="true" text:continue-list="list_Arc7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77" text:continue-numbering="true" text:continue-list="list_Arc7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78" text:style-name="List_20_1">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